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10 Pitch" svg:font-family="'Courier 10 Pitch'"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fo:text-align="justify" style:justify-single-word="false"/>
      <style:text-properties fo:color="#000000" loext:opacity="100%" style:font-name="Courier 10 Pitch" fo:font-size="10pt" fo:font-weight="bold" officeooo:paragraph-rsid="00096516" style:font-size-asian="10pt" style:font-weight-asian="bold" style:font-size-complex="10pt" style:font-weight-complex="bold"/>
    </style:style>
    <style:style style:name="P2" style:family="paragraph" style:parent-style-name="Standard">
      <style:paragraph-properties fo:text-align="justify" style:justify-single-word="false"/>
      <style:text-properties style:font-name="arial" officeooo:rsid="0011dd48" officeooo:paragraph-rsid="0011dd48"/>
    </style:style>
    <style:style style:name="P3" style:family="paragraph" style:parent-style-name="Standard">
      <style:paragraph-properties fo:text-align="justify" style:justify-single-word="false"/>
      <style:text-properties style:font-name="arial" officeooo:rsid="00081729" officeooo:paragraph-rsid="0011dd48"/>
    </style:style>
    <style:style style:name="P4" style:family="paragraph" style:parent-style-name="Standard">
      <style:paragraph-properties fo:text-align="justify" style:justify-single-word="false"/>
      <style:text-properties style:font-name="arial" officeooo:rsid="00081729" officeooo:paragraph-rsid="0010543c"/>
    </style:style>
    <style:style style:name="P5" style:family="paragraph" style:parent-style-name="Standard">
      <style:paragraph-properties fo:text-align="justify" style:justify-single-word="false"/>
      <style:text-properties style:font-name="arial" officeooo:rsid="00081729" officeooo:paragraph-rsid="00081729"/>
    </style:style>
    <style:style style:name="P6" style:family="paragraph" style:parent-style-name="Standard">
      <style:paragraph-properties fo:text-align="justify" style:justify-single-word="false"/>
      <style:text-properties fo:color="#000000" loext:opacity="100%" style:font-name="Courier 10 Pitch" fo:font-size="10pt" fo:font-weight="normal" officeooo:paragraph-rsid="00096516"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fo:color="#000000" loext:opacity="100%" style:font-name="Courier 10 Pitch" fo:font-size="10pt" fo:font-weight="normal" officeooo:rsid="00081729" officeooo:paragraph-rsid="00096516"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fo:color="#000000" loext:opacity="100%" style:font-name="Courier 10 Pitch" fo:font-size="10pt" fo:font-weight="normal" officeooo:rsid="00096516" officeooo:paragraph-rsid="00096516"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fo:font-weight="normal" officeooo:paragraph-rsid="00096516" style:font-weight-asian="normal" style:font-weight-complex="normal"/>
    </style:style>
    <style:style style:name="T1" style:family="text">
      <style:text-properties officeooo:rsid="00096516"/>
    </style:style>
    <style:style style:name="T2" style:family="text">
      <style:text-properties fo:color="#000000" loext:opacity="100%" style:font-name="Courier 10 Pitch" fo:font-size="10pt" fo:font-weight="bold" officeooo:rsid="00096516" style:font-size-asian="10pt" style:font-weight-asian="bold" style:font-size-complex="10pt" style:font-weight-complex="bold"/>
    </style:style>
    <style:style style:name="T3" style:family="text">
      <style:text-properties fo:color="#000000" loext:opacity="100%" style:font-name="Courier 10 Pitch" fo:font-size="10pt" fo:font-weight="bold" officeooo:rsid="0000fe1c" style:font-size-asian="10pt" style:font-weight-asian="bold" style:font-size-complex="10pt" style:font-weight-complex="bold"/>
    </style:style>
    <style:style style:name="T4" style:family="text">
      <style:text-properties fo:color="#000000" loext:opacity="100%" style:font-name="Courier 10 Pitch" fo:font-size="10pt" fo:font-weight="bold" officeooo:rsid="00081729" style:font-size-asian="10pt" style:font-weight-asian="bold" style:font-size-complex="10pt" style:font-weight-complex="bold"/>
    </style:style>
    <style:style style:name="T5" style:family="text">
      <style:text-properties fo:color="#000000" loext:opacity="100%" style:font-name="Courier 10 Pitch" fo:font-size="10pt" officeooo:rsid="00096516" style:font-size-asian="10pt" style:font-size-complex="10pt"/>
    </style:style>
    <style:style style:name="T6" style:family="text">
      <style:text-properties fo:color="#000000" loext:opacity="100%" style:font-name="Courier 10 Pitch" fo:font-size="10pt" officeooo:rsid="0000fe1c" style:font-size-asian="10pt" style:font-size-complex="10pt"/>
    </style:style>
    <style:style style:name="T7" style:family="text">
      <style:text-properties fo:color="#000000" loext:opacity="100%" style:font-name="Courier 10 Pitch" fo:font-size="10pt" officeooo:rsid="00081729" style:font-size-asian="10pt" style:font-size-complex="10pt"/>
    </style:style>
    <style:style style:name="T8" style:family="text">
      <style:text-properties officeooo:rsid="000a8a86"/>
    </style:style>
    <style:style style:name="T9" style:family="text">
      <style:text-properties officeooo:rsid="000c4309"/>
    </style:style>
    <style:style style:name="T10" style:family="text">
      <style:text-properties officeooo:rsid="00102b7e"/>
    </style:style>
    <style:style style:name="T11" style:family="text">
      <style:text-properties officeooo:rsid="0010543c"/>
    </style:style>
    <style:style style:name="T12" style:family="text">
      <style:text-properties officeooo:rsid="0011dd48"/>
    </style:style>
    <style:style style:name="T13" style:family="text">
      <style:text-properties officeooo:rsid="0012f1b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exam submission will consist in one compressed directory. In this compressed directory you will include two directories: one named results and another named scratch. In the results directory you will include all the files I ask you during the different questions and a text file where you will answer the questions. The scratch directory will be the directory where you have done the exam, and it will contain all the files you have generated. </text:p>
      <text:p text:style-name="P3"/>
      <text:p text:style-name="P3"><text:span text:style-name="T8">Each question </text:span><text:span text:style-name="T12">accounts for</text:span><text:span text:style-name="T8"> 1 point. Try to keep answers simple and direct. </text:span><text:span text:style-name="T11">You can use your notes and materials of the classes if you want, you can also check biological databases. </text:span></text:p>
      <text:p text:style-name="P4"/>
      <text:p text:style-name="P3">In this exercise we are working with a protein for which we have its sequence in a separate file (target.fa). Answer the following questions about <text:span text:style-name="T12">this protein</text:span>:</text:p>
      <text:p text:style-name="P5"/>
      <text:p text:style-name="P1"/>
      <text:p text:style-name="P1"/>
      <text:p text:style-name="P6"><text:span text:style-name="T1">a</text:span>) Does it belongs to some family of PFAM?. If so, obtain the HMM profile from PFAM and name it p28b.hmm</text:p>
      <text:p text:style-name="P6"/>
      <text:p text:style-name="P9"><text:span text:style-name="T5">b</text:span><text:span text:style-name="T6">) </text:span><text:span text:style-name="T5">Do you think that this protein belongs to</text:span><text:span text:style-name="T7"> some fold in SCOP?, which one?</text:span></text:p>
      <text:p text:style-name="P7"/>
      <text:p text:style-name="P7"><text:span text:style-name="T1">c</text:span>) <text:span text:style-name="T1">W</text:span>hat function do you think <text:span text:style-name="T1">this protein</text:span> may have?</text:p>
      <text:p text:style-name="P7"/>
      <text:p text:style-name="P8">d) <text:span text:style-name="T8">Find 4 homologous proteins in the swissprot database and align them using the HMM you obtained in question a). Then, change the format of this alignment from stockholm to clustalw. Name this alignment homologs.aln.</text:span></text:p>
      <text:p text:style-name="P8"/>
      <text:p text:style-name="P8">e) <text:span text:style-name="T8">Find </text:span><text:span text:style-name="T12">one</text:span><text:span text:style-name="T8"> template for our protein.</text:span></text:p>
      <text:p text:style-name="P8"/>
      <text:p text:style-name="P8">f) <text:span text:style-name="T8">Use the template you obtained in the previous question to make a model of our target protein. Name this file model.pdb</text:span></text:p>
      <text:p text:style-name="P8"/>
      <text:p text:style-name="P8">g) <text:span text:style-name="T8">Use ProSa to analyze </text:span><text:span text:style-name="T9">the energies of our model. What structure should you compare your model with? </text:span><text:span text:style-name="T10">Discuss the energy profile of your model. Save an image of the energy profiles of your model and the protein you decided to compare with <text:s/>as energy_profile.png. </text:span></text:p>
      <text:p text:style-name="P8"/>
      <text:p text:style-name="P8">h) <text:span text:style-name="T12">Compare the secondary structure of your model with the predicted secondary sequence from the sequence. Display this comparison as an alignment including your target sequence, the </text:span><text:span text:style-name="T13">secondary structure of your model and the predicted secondary structure. Name this file secondary_structure.aln.</text:span></text:p>
      <text:p text:style-name="P8"/>
      <text:p text:style-name="P8"><text:span text:style-name="T10">i</text:span>) This protein can bind ligands such as drugs or hormones. Find an homologous structure that contains one of these ligands. Name it ligand_template.pdb.</text:p>
      <text:p text:style-name="P8"/>
      <text:p text:style-name="P8">j) Use the template you obained in the previous question to reconstruct the interaction between our protein of interest and the ligand included in the template.</text:p>
      <text:p text:style-name="P8"/>
      <text:p text:style-name="P8">k) <text:span text:style-name="T8">Analyze the model of protein-ligand interaction you created in the previous question. Identify the amino acids that are more relevant in the interaction with the ligand. Show these amino acids in images taken with pymol. Name them pymol_image1.png, pymol_image2.png, and so on.</text:span></text:p>
      <text:p text:style-name="P8"/>
      <text:p text:style-name="P8">l) <text:span text:style-name="T8">Locate the amino acids you identified in the previous question in the sequence alignment you created in question d. Are these amino acids conserved or not? Explain why do you think this is happening?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10 Pitch" svg:font-family="'Courier 10 Pitch'"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31T09:38:17.404829851</meta:creation-date>
    <dc:date>2022-02-07T23:37:53.607873920</dc:date>
    <meta:editing-duration>PT9H43M29S</meta:editing-duration>
    <meta:editing-cycles>6</meta:editing-cycles>
    <meta:generator>LibreOffice/7.2.5.2$Linux_X86_64 LibreOffice_project/20$Build-2</meta:generator>
    <meta:document-statistic meta:table-count="0" meta:image-count="0" meta:object-count="0" meta:page-count="1" meta:paragraph-count="15" meta:word-count="458" meta:character-count="2748" meta:non-whitespace-character-count="2300"/>
  </office:meta>
</office:document-meta>
</file>